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font-size="18pt" fo:language="de" fo:country="DE" officeooo:rsid="01e839d5" officeooo:paragraph-rsid="0006a519" style:font-size-asian="18pt" style:font-size-complex="18pt"/>
    </style:style>
    <style:style style:name="P2" style:family="paragraph" style:parent-style-name="Text_20_body">
      <style:text-properties fo:font-size="18pt" officeooo:rsid="0006a519" officeooo:paragraph-rsid="0006a519" style:font-size-asian="18pt" style:font-size-complex="18pt"/>
    </style:style>
    <style:style style:name="P3" style:family="paragraph" style:parent-style-name="Text_20_body">
      <style:text-properties fo:font-size="18pt" fo:language="de" fo:country="DE" officeooo:rsid="00ad92b0" officeooo:paragraph-rsid="0006a519" style:font-size-asian="18pt" style:font-size-complex="18pt"/>
    </style:style>
    <style:style style:name="P4" style:family="paragraph" style:parent-style-name="Text_20_body">
      <style:text-properties fo:font-size="18pt" fo:language="de" fo:country="DE" officeooo:rsid="00b0bff3" officeooo:paragraph-rsid="0006a519" style:font-size-asian="18pt" style:font-size-complex="18pt"/>
    </style:style>
    <style:style style:name="P5" style:family="paragraph" style:parent-style-name="Text_20_body">
      <style:text-properties fo:font-size="18pt" fo:language="de" fo:country="DE" officeooo:rsid="00b1893b" officeooo:paragraph-rsid="0006a519" style:font-size-asian="18pt" style:font-size-complex="18pt"/>
    </style:style>
    <style:style style:name="P6" style:family="paragraph" style:parent-style-name="Text_20_body">
      <style:text-properties fo:font-size="18pt" fo:language="de" fo:country="DE" officeooo:rsid="00b29e68" officeooo:paragraph-rsid="0006a519" style:font-size-asian="18pt" style:font-size-complex="18pt"/>
    </style:style>
    <style:style style:name="P7" style:family="paragraph" style:parent-style-name="Text_20_body">
      <style:text-properties fo:font-size="18pt" fo:language="de" fo:country="DE" officeooo:rsid="00b4048f" officeooo:paragraph-rsid="0006a519" style:font-size-asian="18pt" style:font-size-complex="18pt"/>
    </style:style>
    <style:style style:name="P8" style:family="paragraph" style:parent-style-name="Text_20_body">
      <style:text-properties fo:font-size="18pt" fo:language="de" fo:country="DE" officeooo:rsid="00b49fce" officeooo:paragraph-rsid="0006a519" style:font-size-asian="18pt" style:font-size-complex="18pt"/>
    </style:style>
    <style:style style:name="P9" style:family="paragraph" style:parent-style-name="Text_20_body">
      <style:text-properties fo:font-size="18pt" fo:language="de" fo:country="DE" officeooo:rsid="00b5d8b0" officeooo:paragraph-rsid="0006a519" style:font-size-asian="18pt" style:font-size-complex="18pt"/>
    </style:style>
    <style:style style:name="P10" style:family="paragraph" style:parent-style-name="Text_20_body">
      <style:text-properties fo:font-size="18pt" fo:language="de" fo:country="DE" officeooo:rsid="00b82668" officeooo:paragraph-rsid="0006a519" style:font-size-asian="18pt" style:font-size-complex="18pt"/>
    </style:style>
    <style:style style:name="P11" style:family="paragraph" style:parent-style-name="Text_20_body">
      <style:text-properties fo:font-size="18pt" fo:language="de" fo:country="DE" officeooo:rsid="00b9a50d" officeooo:paragraph-rsid="0006a519" style:font-size-asian="18pt" style:font-size-complex="18pt"/>
    </style:style>
    <style:style style:name="P12" style:family="paragraph" style:parent-style-name="Text_20_body">
      <style:text-properties fo:font-size="18pt" fo:language="de" fo:country="DE" officeooo:rsid="00c4a148" officeooo:paragraph-rsid="0006a519" style:font-size-asian="18pt" style:font-size-complex="18pt"/>
    </style:style>
    <style:style style:name="P13" style:family="paragraph" style:parent-style-name="Text_20_body">
      <style:text-properties fo:font-size="18pt" fo:language="de" fo:country="DE" officeooo:rsid="00c636c8" officeooo:paragraph-rsid="0006a519" style:font-size-asian="18pt" style:font-size-complex="18pt"/>
    </style:style>
    <style:style style:name="P14" style:family="paragraph" style:parent-style-name="Text_20_body">
      <style:text-properties fo:font-size="18pt" fo:language="de" fo:country="DE" officeooo:rsid="00c7a87e" officeooo:paragraph-rsid="0006a519" style:font-size-asian="18pt" style:font-size-complex="18pt"/>
    </style:style>
    <style:style style:name="P15" style:family="paragraph" style:parent-style-name="Text_20_body">
      <style:text-properties fo:font-size="18pt" fo:language="de" fo:country="DE" officeooo:rsid="00c7f5c9" officeooo:paragraph-rsid="0006a519" style:font-size-asian="18pt" style:font-size-complex="18pt"/>
    </style:style>
    <style:style style:name="P16" style:family="paragraph" style:parent-style-name="Text_20_body">
      <style:text-properties fo:font-size="18pt" fo:language="de" fo:country="DE" officeooo:rsid="00b29e68" officeooo:paragraph-rsid="0006a519" fo:background-color="#ffff00" style:font-size-asian="18pt" style:font-size-complex="18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0bff3"/>
    </style:style>
    <style:style style:name="T2" style:family="text">
      <style:text-properties officeooo:rsid="00b1893b"/>
    </style:style>
    <style:style style:name="T3" style:family="text">
      <style:text-properties officeooo:rsid="00be3f41"/>
    </style:style>
    <style:style style:name="T4" style:family="text">
      <style:text-properties officeooo:rsid="00b29e68"/>
    </style:style>
    <style:style style:name="T5" style:family="text">
      <style:text-properties fo:background-color="#ffff00" loext:char-shading-value="0"/>
    </style:style>
    <style:style style:name="T6" style:family="text">
      <style:text-properties officeooo:rsid="00be3f41" fo:background-color="#ffff00" loext:char-shading-value="0"/>
    </style:style>
    <style:style style:name="T7" style:family="text">
      <style:text-properties officeooo:rsid="00b4048f"/>
    </style:style>
    <style:style style:name="T8" style:family="text">
      <style:text-properties officeooo:rsid="00bf5bb9"/>
    </style:style>
    <style:style style:name="T9" style:family="text">
      <style:text-properties officeooo:rsid="00bfa381"/>
    </style:style>
    <style:style style:name="T10" style:family="text">
      <style:text-properties officeooo:rsid="00b49fce"/>
    </style:style>
    <style:style style:name="T11" style:family="text">
      <style:text-properties officeooo:rsid="00c08303"/>
    </style:style>
    <style:style style:name="T12" style:family="text">
      <style:text-properties officeooo:rsid="00c0a0cb"/>
    </style:style>
    <style:style style:name="T13" style:family="text">
      <style:text-properties officeooo:rsid="00b700f6"/>
    </style:style>
    <style:style style:name="T14" style:family="text">
      <style:text-properties officeooo:rsid="00b82668"/>
    </style:style>
    <style:style style:name="T15" style:family="text">
      <style:text-properties officeooo:rsid="00c1d553"/>
    </style:style>
    <style:style style:name="T16" style:family="text">
      <style:text-properties officeooo:rsid="00b9a50d"/>
    </style:style>
    <style:style style:name="T17" style:family="text">
      <style:text-properties officeooo:rsid="00c2ca09"/>
    </style:style>
    <style:style style:name="T18" style:family="text">
      <style:text-properties officeooo:rsid="00bad5fb"/>
    </style:style>
    <style:style style:name="T19" style:family="text">
      <style:text-properties officeooo:rsid="00c4a148"/>
    </style:style>
    <style:style style:name="T20" style:family="text">
      <style:text-properties officeooo:rsid="00c636c8"/>
    </style:style>
    <style:style style:name="T21" style:family="text">
      <style:text-properties officeooo:rsid="010dbbae"/>
    </style:style>
    <style:style style:name="T22" style:family="text">
      <style:text-properties officeooo:rsid="00c7a87e"/>
    </style:style>
    <style:style style:name="T23" style:family="text">
      <style:text-properties officeooo:rsid="00c7f5c9"/>
    </style:style>
    <style:style style:name="T24" style:family="text">
      <style:text-properties officeooo:rsid="00c911e7"/>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 In Überarbeitung</text:p>
      <text:h text:style-name="P1" text:outline-level="1">Zweite Begegnung</text:h>
      <text:p text:style-name="P3">Ellan war überzeugt sich zu irren. <text:span text:style-name="T1">Sie kannte dieses Gefühl </text:span></text:p>
      <text:p text:style-name="P3"/>
      <text:p text:style-name="P4">gehabt er wäre da und war enttäuscht worden und doch drückte sie Mariel die Stickarbeit in die Hand und schickte sie hinunter, an die Lampe der alten Weberin, bei der sie zur Untermiete wohnten. Mariel maulte, doch Ellan erinnerte sie daran, wie wichtig saubere Stiche bei der Arbeit einer Heilerin waren. </text:p>
      <text:p text:style-name="P3">„<text:span text:style-name="T2">Du musst noch sehr viel üben, Kind. Davon können Leben abhängen. Wenn die Nähte nicht halten, zu weit oder zu eng gesetzt sind, kann das Blutungen und Infektionen verursachen“, belehrte sie sie erneut. Mariel gab nach, stöhnte und trollte sich die schmalen Stiegen wieder hinunter. </text:span></text:p>
      <text:p text:style-name="P5">Ellan verriegelte die Tür hinter ihr, dann drehte sie das Licht der Öllampe runter und zog die Vorhänge zu.</text:p>
      <text:p text:style-name="P5">„Zeigt Euch!“, flüsterte sie in die Dämmerung, wie sie es schon zwei, vielleicht drei mal in den letzten zwei <text:span text:style-name="T3">T</text:span>rimestern<office:annotation><dc:creator>Unbekannter Autor</dc:creator><dc:date>2015-11-11T21:54:47</dc:date><text:p text:style-name="P17"><text:span text:style-name="T25">Anderres Wort für die drei Jahreszeiten</text:span></text:p></office:annotation> gemacht hatte. Und wie bei den letzten <text:span text:style-name="T3">V</text:span>ersuchen sank sie enttäuscht auf das schmale Bett. Was bildete sie sich eigentlich ein? Wieso ging sie davon aus, dass er auf sie aufpasste? Es war schlichtweg ein Zufall, dass die Missionen ihrer Abteilung <text:span text:style-name="T3">des</text:span> Rebellenorden so <text:span text:style-name="T4">glücklich verlaufen waren. </text:span></text:p>
      <text:p text:style-name="P6">Er war auf und davon, wieder in den inneren Kreisen, wieder auf schillernden Bällen, in feinen Häusern und von Konstrukten gezogenen Droschken. Er war ein Mörder, ein Rebellenjäger, der sie ausgenutzt hatte … Nein, das nicht. Er hatte sie gerettet, nicht <text:soft-page-break/>nur im Felsendom, als der halbe Berg <text:span text:style-name="T3">über</text:span> ihnen zusammenbracht. <text:span text:style-name="T5">Als die Weißröcke in ihr Dorf marschiert waren, war ihr klar gewesen, dass mindestens die Männer würden dran glauben müssen. Doch er hatte ihnen beigestanden, er hätte den Befehl geben können die ganze Siedlung dem Erdboden gleich zu machen, aber er hatte sie abgezogen. </text:span><text:span text:style-name="T6">Ellan war sogar überzeugt, das er</text:span><text:span text:style-name="T5"> sie </text:span><text:span text:style-name="T6">hatte</text:span><text:span text:style-name="T5"> vergessen lassen, dass da ein Dorf war. Natürlich hatten die Rebellen sofort gepackt </text:span><text:span text:style-name="T6">um zu fliehen </text:span><text:span text:style-name="T5">und trotzdem hat es drei Wochen gedauert bis die </text:span><text:span text:style-name="T6">L</text:span><text:span text:style-name="T5">etzten </text:span><text:span text:style-name="T6">wirklich aufgebrochen</text:span><text:span text:style-name="T5"> waren. Drei Wochen in denen kein einziger der Weißröcke zurückgekommen war. Ein paar Alte waren </text:span><text:span text:style-name="T6">sogar ganz</text:span><text:span text:style-name="T5"> geblieben. Ellan wusste, dass sie bis heute unbehelligt am Fuße des eingestürzten Felsendom</text:span><text:span text:style-name="T6">s</text:span><text:span text:style-name="T5"> lebten. </text:span></text:p>
      <text:p text:style-name="P16">Er hatte sie also <text:span text:style-name="T3">beschützt, nicht nur vor den Weißröcken, indem er sie öffentlich</text:span> verspottet <text:span text:style-name="T3">hatte waren d</text:span>ie Rebellen überzeugt gewesen, dass er auch sie getäuscht <text:span text:style-name="T3">hatte. Sie hatte sich böse Sprüche anhören dürfen und so manche Beleidigung, daher war sie wieder in die Stadt gezogen, doch keiner unterstellte ihr den Verrat, weil sie dem Schlächter von Sagale das Leben gerettet hatte</text:span>.</text:p>
      <text:p text:style-name="P6"><text:span text:style-name="T3">Nur s</text:span>ie und <text:span text:style-name="T3">ihre Tochter</text:span> Mariel <text:span text:style-name="T3">kannten</text:span> die Wahrheit, nur sie wussten, dass der Schlächter von <text:span text:style-name="T3">Sagale</text:span> ein trauriger, junger Mann war, der zu <text:span text:style-name="T7">ziellos durch die Welt irrte, um auf sein, vor Schuld und Mitleid schreiendes, Herz zu hören.</text:span></text:p>
      <text:p text:style-name="P6">„<text:span text:style-name="T3">Ihr seid zu streng zu ihr.“</text:span></text:p>
      <text:p text:style-name="P7">Ellan fuhr auf. <text:span text:style-name="T3">Gregor Fachhauser, der Schlächter von Sagale,</text:span> stand am anderen Ende der Kammer. <text:span text:style-name="T3">Er </text:span>trug schwarze Kleidung aus festem Stoff, mit zu vielen Schnallen und das dunkelbraune <text:soft-page-break/>Haar fiel ihm lang und offen ins Gesicht. Er <text:span text:style-name="T3">lehnte sich gegen die Seitenwand der Gaube, es wirkte jedoch, als würde er sich in eine Ecke drängen, um ihr auszuweichen</text:span>. <text:span text:style-name="T3">Auf seinen Lippen lag etwas schelmisches, doch seine Augen blickten Schuldbewusst, als ob er es gewesen wäre, der Mariel zur Arbeit angetrieben hatte. Doch Ellan wusste, dass dieser Blick nichts mit seinen Worten zutun hatte. Diese Schuld war in das dunkle Blau seiner Augen geradezu eingebrannt und würde wohl auch nie wieder weichen.</text:span></text:p>
      <text:p text:style-name="P7">„Wie habt Ihr uns gefunden?“, fragte Ellan und verbot sich <text:span text:style-name="T3">ein Lächeln</text:span>.</text:p>
      <text:p text:style-name="P7">„Ich habe euch nie aus den Augen gelassen“, gestand er und <text:span text:style-name="T8">senkte fast entschuldigend den Kopf</text:span>. „<text:span text:style-name="T8">Ich weiß, ich habe es eigentlich versprochen ...“</text:span></text:p>
      <text:p text:style-name="P7">„<text:span text:style-name="T8">Schon gut!“, unterbrach sie ihn und zog die Schultern zurück, setzte sich aufrechter. Sie konnte nicht länger vermeiden zu lächeln und senkte den Kopf, damit er es nicht sofort sah. Sie freute sich ihn zu sehen. In all den Monden in denen er fort gewesen war, war sie sich immer unsicher gewesen. Sie hatte nicht leugnen können, dass Gregor Eindruck auf sie gemacht hatte. Eine Weile hatte sie sich einzureden versucht, dass sie ihn als ein Kind betrachtete, das sie schützen wollte. Doch die Träume von ihm, aus denen sie zitternd und die Beine zusammenpressend erwachte straften diesen Gedanken Lüge. Gregor war jung, ja, deutlich jünger als sie, aber er war keineswegs naiv. Er war kein übermütiges Kind, das das Leben für einen Spielplatz hielt und glaubte mit allem im Recht zu sein. Es war diese Reflektion, dieses tiefe Bewusstsein, das sich stets in diesen schulderfüllten Augen widerspiegelte, das sie so anziehend an ihm fand, </text:span><text:soft-page-break/><text:span text:style-name="T8">weswegen sie ihn nicht vergessen konnte und auch nicht als Kind abtun. </text:span></text:p>
      <text:p text:style-name="P7">„Der Überfall am DINGSBUMSSALAT-Pass, die Zeitungen schrieben von <text:span text:style-name="T9">neunzig</text:span> getöteten Rebellen, aber es waren nur fünfzig da und ich weiß, dass die meisten entkommen sind“, sagte Ellan. Es war keine Frage, sie wollte keine Erklärung, sie wollte seine Reaktion sehen. Er <text:span text:style-name="T9">hob den Kopf, atmete aus und strich sich das Haar nach hinten. Dabei sah er so verloren aus, so Ziellos und doch so getrieben; genauso, wie sie ihn in Erinnerung hatte</text:span>. <text:span text:style-name="T9">Sie hatte ihn mit all dem Gräuel, das er verursacht hatte konfrontiert, wohl wissend, dass ihm ihre Meinung da schon wichtig war, doch er </text:span>hatte si<text:span text:style-name="T10">ch</text:span> ni<text:span text:style-name="T9">cht</text:span> gerechtfertigt, nicht davon gesprochen, dass es seine Pflicht <text:span text:style-name="T9">gewesen </text:span>wäre und das die Rebellen selber Schuld seien. Er hatte sich nie entschuldigt, nicht gesagt wie sehr er es bedauere, er hatte nie so etwas dummes gesagt wie: „Wenn ich gewusst hätte ...“ <text:span text:style-name="T9">Für den Versuch es ihr zu erklären hatte er nur wenige, fast banal klingende, doch ehrliche Worte benutzt, die aber auch egal waren. Es war seine Art, die Art wie er sprach, wie er mit ihr umging, wie er sich verhielt, die ihr alles erklärt hatte: </text:span>Er hatte <text:span text:style-name="T9">sehr wohl gewusst, e</text:span>r hatte es <text:span text:style-name="T9">stets</text:span> bedauert, es hatte ihn <text:span text:style-name="T9">jederzeit </text:span>geschmerzt, ihn <text:span text:style-name="T9">ständig </text:span>verfolgt <text:span text:style-name="T9">und doch war er hilflos gewesen, gefangen in einer Welt ohne ein höheres Ziel</text:span>. </text:p>
      <text:p text:style-name="P7">„<text:span text:style-name="T10">Ich wollte immer weg gehen, doch ich habe nie gewusst wohin“, sagte er dann nach einer Weile, als ob es die passende Erwiderung wäre und bewies diesen Scharfsinn, den sie so reizvoll fand. Dann sah er sie an und auf seinem Gesicht lag etwas Ungestümes. „Jetzt wo ich es endlich weiß, kann ich nicht mehr fort.“</text:span></text:p>
      <text:p text:style-name="P8"><text:soft-page-break/>Sie nickte, <text:span text:style-name="T11">biss sich auf die Unterlippe und schalt sich selbst eine Närrin. Natürlich hatte er sie beschützt, natürlich war das Glück das sie seit Monden hatte, kein Zufall gewesen. Doch natürlich bedeutete das auch, dass er nicht bei ihr sein konnte. Er war ein Magier, selbst wenn er das Militär verließ, blieb er ein Magier, er konnte ihr nicht in irgendeines der ungezählten unbedeutenden Dörfer, in den Tieflagen von Cornelle folgen. Und sie? Ganz kurz überlegte sie, ob sie in Weißenegg leben könnte, doch dann wurde ihr klar, dass selbst er, der es von Geburt an gewohnt gewesen war, das nicht konnte.</text:span></text:p>
      <text:p text:style-name="P8">„<text:span text:style-name="T12">Also seid Ihr nun</text:span> ein Rebellenjäger auf der Seite der Rebellen“, sprach sie es aus, wohl wissend, dass er es nie so formuliert hätte. <text:span text:style-name="T12">Er lächelte bitter und schnaufte leise, seinen Unmut kund tuend. </text:span></text:p>
      <text:p text:style-name="P8">„<text:span text:style-name="T12">Seid Ihr hier, wegen des Treffens morgen Abend?“, fragte sie, die Enttäuschung runterschluckend. Er zögerte, als wolle er verneinen, doch dann nickte er.</text:span></text:p>
      <text:p text:style-name="P9">„<text:span text:style-name="T13">Wenn ich es absagen soll muss ich sofort los“, erklärte sie, arg übertreibend, um aus der unangenehmen Situation zu entkommen. Er schüttelte den Kopf und setzte sich auf den Stuhl am Fenster.</text:span></text:p>
      <text:p text:style-name="P9">„<text:span text:style-name="T13">Wenn du es absagst werde ich morgen hängen“, sagte er resigniert. Ellan sah verwirrt auf. Ihre Hände spielte mit einem Zipfel der bunten Flickendecke, die sie für Mariel genäht hatte. Sie sagte nichts, beobachtet ihn nur fragend.</text:span></text:p>
      <text:p text:style-name="P9">„<text:span text:style-name="T14">In Weißenegg ist aufgefallen, dass ich hier in Aiskaland nicht ganz so effektiv bin, wie bei meinen bisherigen Stationierungen. Berasath der Blutige ist in die Stadt gekommen, um mir auf die Finger zu klopfen. Er ist kein schlechter Kerl ...“, er unterbrach </text:span><text:soft-page-break/><text:span text:style-name="T14">sich, wohl selbst merkend, dass er für den Charakter eines Mannes bürgte, der den Beinahmen „der Blutige“ trug.</text:span></text:p>
      <text:p text:style-name="P9">„<text:span text:style-name="T14">Er geht nicht von Verrat aus, er glaubt, ich hätte eine Mätresse in der Stadt die mich ablenkt.“</text:span></text:p>
      <text:p text:style-name="P9">„<text:span text:style-name="T14">Habt Ihr?“, fragte Ellan unüberlegt und biss sich sofort auf die Lippen. Gregor blinzelte, wirkte, als würde er sich krampfhaft erinnern müssen, was er gerade gesagt hatte.</text:span></text:p>
      <text:p text:style-name="P9">„<text:span text:style-name="T14">Was habe ich?“, fragte er dann doch zurück und ließ die Schultern hängen. Ein Zeichen der Offenheit, das er sich nur selten erlaubte.</text:span></text:p>
      <text:p text:style-name="P9">„<text:span text:style-name="T14">Habt ihr eine Mätresse in der Stadt?“, fragte Ellan direkt. Sie hatte jetzt, da sie es schon angefangen hatte, keine Chance mehr für einen Rückzug.</text:span></text:p>
      <text:p text:style-name="P9">„<text:span text:style-name="T14">Nein!“, antwortete er sofort und wirkte ernsthaft empört aber auch auf eine merkwürdige Art verwirrt, als würde sie ihm eine Option aufzeigen, die er noch nicht bedacht hatte.</text:span></text:p>
      <text:p text:style-name="P10">„<text:span text:style-name="T15">Verzeiht.</text:span>“ <text:span text:style-name="T15">Ellan</text:span> <text:span text:style-name="T15">grinste ihn an, beobachtete wieder verstärkt seine Reaktionen. Er war ein guter Schauspieler, sie hatte es selbst erlebt, er hatte starke Nerven und angesichts dessen, was er als sein Tageswerk ansah, musste er über eine gewisse Härte verfügen. Doch aus welchen Gründen auch immer, ihr gegenüber zeigte er diese Fassade nie und sie bildete sich ein, dass es etwas mit seiner Zuneigung zu ihr zutun hatte. </text:span></text:p>
      <text:p text:style-name="P10">„<text:span text:style-name="T16">Hätte ja sein können“, ergänzte sie spöttisch und beobachtete wie er aufsah, tiefer einatmete und die Augen leicht verengte. Sie hatte ihn provoziert. Sie kicherte leise und senkte den Kopf. Zu gerne hätte sie seine Hand genommen, ihm über die Wange gestrichen, </text:span><text:soft-page-break/><text:span text:style-name="T16">weiter gescherzt, bis ihn sein Übermut auch hierbei überwältigt hätte. Doch er war nicht deswegen hier und sie musste es nicht noch schlimmer machen. Sie atmete hörbar aus und richtete sich wieder auf.</text:span></text:p>
      <text:p text:style-name="P11">„<text:span text:style-name="T17">Was kann ich für Euch tun</text:span>?“, fragte sie <text:span text:style-name="T17">direkt und ein Schatten von Enttäuschung huschte über sein Gesicht, als auch er zu dem ernsten Thema zurückkehrte</text:span>. Er fuhr sich erneut durch die Haare und <text:span text:style-name="T17">über </text:span>den Nacken, <text:span text:style-name="T17">senkte den Kopf und suchte nach Worten.</text:span></text:p>
      <text:p text:style-name="P11">„<text:span text:style-name="T17">In erster Linie nicht dort sein“, sagte er dann mit einem Nachdruck der Mariel hätte gelten können, als ob er erwarten würde, dass sie ihm widerspricht. „</text:span>Ich werde morgen mit aller Härte zuschlagen müssen, ihr werdet hohe Verluste erleiden, wahrscheinlich wird keiner überleben“, erklärte er dann und <text:span text:style-name="T17">Ellan atmete erschrocken auf. Nicht weil es sie überrascht hätte, sondern weil es sich so komisch anfühlte es ausgesprochen zu hören</text:span>. </text:p>
      <text:p text:style-name="P11"><text:span text:style-name="T17">Sie hätte ihn gerne gebeten es nicht zu tun. Doch e</text:span>r hatte Recht, er musste seinen Ruf wahren. Es war nicht so, als ob er gehen könnte und es einen Rebellenjäger weniger auf der Welt gäbe. Er würde ersetzt werden, durch einen Schlächter von <text:span text:style-name="T17">Irgendwo</text:span>, oder So-und-so den Grausamen. Sein Tod nutzte den Rebellen nichts, sein Leben <text:span text:style-name="T18">hingegen </text:span>konnte viele Unschuldige retten, ihnen ein<text:span text:style-name="T17">en</text:span> taktische<text:span text:style-name="T17">n</text:span> Vorteil <text:span text:style-name="T17">verschaffen</text:span>. </text:p>
      <text:p text:style-name="P11">In Gedanken ging Ellan die Gästeliste des morgigen Treffens durch. Es waren altgediente Veteranen, gute Männer und Frauen aber alles samt Krieger. Der Tod war ihr Handwerk, sie rechneten jederzeit mit ihm. <text:span text:style-name="T18">Trotzdem krampfte sich ihr Herz zusammen, als sie daran dachte, dass sie morgen abgeschlachtet werden würden.</text:span></text:p>
      <text:p text:style-name="P11"><text:soft-page-break/>„<text:span text:style-name="T17">Kann ich sonst nichts tun?“, fragte sie hilflos. In ihren Kopf malte sich eine kleine Hütte, am Waldrand, davor eine angeleinte Ziege, Mariel die einen Blumenkranz band. Verdammt noch eins! Er war ein Magier. Ein verfluchter Rebellenjäger, ein Mörder, der ihr gerade eröffnete, dass er weitere dreißig ihrer Freunde töten würde, doch das einzige woran sie denken konnte, war mit ihm zusammen zu fliehen.</text:span></text:p>
      <text:p text:style-name="P11">„<text:span text:style-name="T19">Ihr könntet eine Nachricht überbringen. An OLIVENSALAT, ich weiß, dass er morgen dabei sein wird. Ihr müsst ihm sagen, dass er die anderen nicht warnen darf, ich ihm aber die Gelegenheit verschaffen werde Berasath zu töten.“</text:span></text:p>
      <text:p text:style-name="P11">„<text:span text:style-name="T19">Sagtet Ihr nicht, er wäre kein schlechter Kerl?“, fragte Ellan zynisch.</text:span></text:p>
      <text:p text:style-name="P12">Gregor stöhnte und griff sich an die Stirn.</text:p>
      <text:p text:style-name="P12">„Ja, mir ist sehr wohl bewusst, dass die Sache mit den Perspektiven kompliziert ist, aber bitte Ellan, spottet nicht. <text:span text:style-name="T14">Berasath </text:span>ist ein Fanatiker! Wenn es nach ihm gehen würde, müsste jeder Nichtmagier versklavt werden <text:span text:style-name="T20">und sein Verständnis für meine Libido entlastet ihn nicht im geringsten.“</text:span></text:p>
      <text:p text:style-name="P13">Ellan nickte einsichtig, fragte ihn nach Details und nahm das Papier entgegen auf dem der Plan minutiös ausformuliert war. Dann entstand eine Pause, in der beide nicht wussten was sie miteinander anfangen sollten. Es war Gregor der sie durchbrach indem er fast wieder schüchtern fragte, ob er Mariel sehen dürfte.</text:p>
      <text:p text:style-name="P13">Ellan zögerte, ihr war klar, dass der Wunsch auf ehrlicher Zuneigung erwuchs, doch Mariel war gerade erst elf geworden. Sie begriff nicht, wer Gregor wirklich war, sie verstand nicht <text:soft-page-break/>welche Gefahr von einer Beziehung zu ihm ausging. Doch gleichzeitig hatte auch ihre Tochter ihr Herz an den Magier verloren und vermisste ihn schmerzlich. Sie nickte, trat zur Tür und rief nach Mariel. Das Mädchen kam im Laufschritt, dankbar von der drögen Stickerei erlöst zu sein. Ellan fing sie ab, eh sie in den Raum stürmen konnte und hielt ihr die Hand vor den Mund.</text:p>
      <text:p text:style-name="P13">„Ganz leise, Liebes!“, zischte sie ihr zu und legte sich den Zeigefinger vor die Lippen. „Wir haben Besuch“, erklärte sie dann und deutete zu Gregor der noch immer am Fenster stand. Mariels Augen wurden groß und sie kreischte vor Glück, zu<text:span text:style-name="T21">m</text:span> Glück gedämpft durch die festen Finger ihrer Mutter.</text:p>
      <text:p text:style-name="P13">„Bist du gekommen um uns zu holen?“, fragte Mariel und fiel ihm um den Hals. Gregor wirkte von der Frage sichtlich überfordert, doch er lächelte und drückte das Mädchen herzlich.</text:p>
      <text:p text:style-name="P13">„Du willst nicht dort leben wo ich her komme“, antwortete er dann und griff nach ihren Schultern. Mariel überragte ihn stehend, während er sich auf ein Knie niedergelassen hatte. Er musterte sie von oben nach unten, als wolle er sichergehen, dass sie unverletzt und wohlauf war, doch Ellan <text:span text:style-name="T22">ging eher davon aus, dass er </text:span>versuchte sich jedes Detail einzuprägen. <text:span text:style-name="T22">Mit dem selben Blick hatte er auch sie gemustert, nicht so offen, nicht so unschuldig und lachend, aber genauso intensiv, als müssten diese Eindrücke für eine lange Zeit reichen.</text:span></text:p>
      <text:p text:style-name="P13">„<text:span text:style-name="T22">Ich habe dir etwas mitgebracht“, sagte er gerade und Ellan trat näher um das Geschenk ebenfalls zu sehen. Er löste eine Schnelle und zog aus einer verborgenen Tasche einen kleinen, silbernen Schmetterling.</text:span></text:p>
      <text:p text:style-name="P13"><text:soft-page-break/>„<text:span text:style-name="T22">Das ist ein Konstrukt, siehst du das sanfte Licht in seiner Brust? Das ist das Herz aus Salz. Ein winziges Fünkchen Magie.“</text:span></text:p>
      <text:p text:style-name="P14">Das Konstrukt lag auf seiner Hand, wie eine edle Brosche, er drehte es hin und her und Mariel starrte es mit riesigen Kulleraugen an. </text:p>
      <text:p text:style-name="P14">„Wenn du mal traurig bist, oder wenn du mal an mich denkst, kannst du ihn ganz leicht anpusten. Mach mal, er ist nur auf deine Signatur eingestellt“, forderte er sie auf und hielt ihr den Schmetterling vor die Lippen. Mariel pustete und das Konstrukt erwachte zum Leben: Farbige funken tanzten über die filigranen Flügel, das mechanische Tier erhob sich in die Luft und gaukelte graziös vor Mariel hin und her. Dann landete es auf ihrer Schulter, krabbelte bis zum Träger ihres Leibchens und verblieb dort, starr wie ein Schmuckstück. </text:p>
      <text:p text:style-name="P14">„Er wird dir immer folgen, so kannst du ihn nicht verlieren. Solange das Herz aus Salz noch schlägt kann er auch nicht zerstört werden, weder durch Feuer, noch wenn jemand aus versehen drauftritt“, erklärte Gregor weiter und warf Ellan einen gespielt mahnenden Blick zu. Mariel kicherte, fiel ihm um den Hals und hätte gerne lauthals losgeplappert doch Ellan hielt ihr erneut den Mund zu.</text:p>
      <text:p text:style-name="P14">„Sei leise, Kind! Keiner darf erfahren, dass er hier ist“, mahnte sie ihre Tochter <text:span text:style-name="T23">und scheuchte doch auch Gregor auf. Der sich der Gefahr bewusst werdend erhob und seine Jacke glatt strich. Ihre Blicke trafen sich und Ellan sah, dass er mit seiner Ungeduld kämpfte. Dann schickte er Mariel in die Waschkammer nebenan, sie solle den Schmetterling im völligen Dunkel ausprobieren.</text:span></text:p>
      <text:p text:style-name="P15"><text:soft-page-break/>Ellan <text:span text:style-name="T24">lächelte über</text:span> seinen Einfallsreichtum, entließ ihre Tochter und trat zu Gregor, seine Zurückhaltung auf die Probe stellend, indem sie nach seiner Hand griff. </text:p>
      <text:p text:style-name="P15">„Passt auf Euch auf“, verabschiedete sie sich und er spielte mit dem schlichten Ring, an ihrer Hand. </text:p>
      <text:p text:style-name="P15">„Ach verdammt!“, fluchte er und sie wollte gerade „Psst“, sagen, da drückte er ihr einen Kuss auf die Lippen. „Warnt mich, wenn <text:span text:style-name="T19">OLIVENSALAT </text:span>uns morgen eine Falle stellt, ich will nicht sterben bevor ich nicht zu Euch zurückkommen konnte“, bat er und holte ein weiteres Konstrukt aus der Tasche, seine Finger strichen über das Gerät und seine Gestalt begann zu flirren <text:span text:style-name="T24">und</text:span> zu verschwimmen. Ellan glaubte hinter ihm elegante Möbel zu sehen, die nicht in ihrer Kammer standen, dann sah sie nichts mehr, hörte aber noch leise seine Stimme. Er fluchte und schlug gegen etwas massives.</text:p>
      <text:p text:style-name="P15">„Psst“, sagte Ellan und ließ sich auf das Bett sinken. Ihr Hals war trocken geworden und ihr Herz schlug fest gegen ihre Bru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48:04.503830877</meta:creation-date>
    <dc:date>2017-09-23T21:22:35.213805439</dc:date>
    <meta:editing-duration>P2DT10H56M4S</meta:editing-duration>
    <meta:editing-cycles>3</meta:editing-cycles>
    <meta:generator>LibreOffice/5.4.1.2.0$Linux_X86_64 LibreOffice_project/40m0$Build-2</meta:generator>
    <meta:document-statistic meta:table-count="0" meta:image-count="0" meta:object-count="0" meta:page-count="11" meta:paragraph-count="54" meta:word-count="2764" meta:character-count="16831" meta:non-whitespace-character-count="14105"/>
  </office:meta>
</office:document-meta>
</file>